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Droid Sans Mono" svg:font-family="'Droid Sans Mono', monospace, monospace"/>
    <style:font-face style:name="Inconsolata" svg:font-family="Inconsolat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c30c" officeooo:paragraph-rsid="00138561"/>
    </style:style>
    <style:style style:name="P2" style:family="paragraph" style:parent-style-name="Standard">
      <style:paragraph-properties fo:text-align="center" style:justify-single-word="false"/>
      <style:text-properties officeooo:rsid="0009c30c" officeooo:paragraph-rsid="00148622"/>
    </style:style>
    <style:style style:name="P3" style:family="paragraph" style:parent-style-name="Standard">
      <style:paragraph-properties fo:text-align="end" style:justify-single-word="false"/>
      <style:text-properties officeooo:rsid="0009c30c" officeooo:paragraph-rsid="00138561"/>
    </style:style>
    <style:style style:name="P4" style:family="paragraph" style:parent-style-name="Standard">
      <style:text-properties officeooo:rsid="0009c30c" officeooo:paragraph-rsid="00138561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9c30c" officeooo:paragraph-rsid="00138561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fo:font-weight="bold" officeooo:rsid="0009c30c" officeooo:paragraph-rsid="00138561" style:font-weight-asian="bold" style:font-weight-complex="bold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.1972in" style:auto-text-indent="false"/>
      <style:text-properties fo:color="#000000" loext:opacity="100%" style:font-name="Liberation Serif" fo:font-size="12pt" style:text-underline-style="none" fo:font-weight="bold" officeooo:rsid="00148622" officeooo:paragraph-rsid="00148622" fo:background-color="#ffffff" style:font-size-asian="12pt" style:font-weight-asian="bold" style:font-size-complex="12pt" style:font-weight-complex="bold"/>
    </style:style>
    <style:style style:name="P8" style:family="paragraph" style:parent-style-name="Текст">
      <style:paragraph-properties fo:margin-left="0in" fo:margin-right="0in" fo:margin-top="0in" fo:margin-bottom="0in" style:contextual-spacing="false" fo:line-height="100%" fo:text-align="justify" style:justify-single-word="false" fo:text-indent="0.1972in" style:auto-text-indent="false"/>
      <style:text-properties fo:color="#000000" loext:opacity="100%" style:font-name="Liberation Serif" fo:font-size="12pt" style:text-underline-style="none" fo:font-weight="normal" officeooo:rsid="00148622" officeooo:paragraph-rsid="00148622" fo:background-color="#ffffff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officeooo:rsid="0009c30c" officeooo:paragraph-rsid="00138561"/>
    </style:style>
    <style:style style:name="P10" style:family="paragraph" style:parent-style-name="Standard">
      <style:paragraph-properties fo:text-align="center" style:justify-single-word="false"/>
      <style:text-properties officeooo:rsid="0009c30c" officeooo:paragraph-rsid="001647d2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Liberation Serif" fo:font-size="12pt" fo:font-weight="normal" officeooo:rsid="0009c30c" officeooo:paragraph-rsid="00138561" fo:background-color="#ffffff" style:font-size-asian="12pt" style:font-size-complex="12pt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13" style:family="paragraph" style:parent-style-name="Standard">
      <style:paragraph-properties fo:line-height="100%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14" style:family="paragraph" style:parent-style-name="Standard">
      <style:paragraph-properties fo:line-height="100%"/>
      <style:text-properties fo:color="#000000" loext:opacity="100%" style:font-name="Inconsolata" fo:font-size="8pt" fo:font-weight="normal" officeooo:paragraph-rsid="00180c7a" fo:background-color="#ffffff" style:font-size-asian="8pt" style:font-size-complex="8pt"/>
    </style:style>
    <style:style style:name="P15" style:family="paragraph" style:parent-style-name="Standard">
      <style:paragraph-properties fo:line-height="100%"/>
      <style:text-properties fo:color="#000000" loext:opacity="100%" style:font-name="Inconsolata" fo:font-size="8pt" fo:font-weight="normal" officeooo:paragraph-rsid="00195c05" fo:background-color="#ffffff" style:font-size-asian="8pt" style:font-size-complex="8pt"/>
    </style:style>
    <style:style style:name="P16" style:family="paragraph" style:parent-style-name="Standard">
      <style:paragraph-properties fo:line-height="100%"/>
      <style:text-properties fo:color="#000000" loext:opacity="100%" style:font-name="Inconsolata" fo:font-size="8pt" fo:background-color="#ffffff" style:font-size-asian="8pt" style:font-size-complex="8pt"/>
    </style:style>
    <style:style style:name="P17" style:family="paragraph" style:parent-style-name="Standard">
      <style:paragraph-properties fo:line-height="100%"/>
      <style:text-properties fo:color="#000000" loext:opacity="100%" style:font-name="Inconsolata" fo:font-size="8pt" officeooo:paragraph-rsid="00180c7a" fo:background-color="#ffffff" style:font-size-asian="8pt" style:font-size-complex="8pt"/>
    </style:style>
    <style:style style:name="P18" style:family="paragraph" style:parent-style-name="Standard">
      <style:paragraph-properties fo:line-height="100%"/>
      <style:text-properties fo:color="#000000" loext:opacity="100%" style:font-name="Inconsolata" fo:font-size="8pt" officeooo:paragraph-rsid="001a9947" fo:background-color="#ffffff" style:font-size-asian="8pt" style:font-size-complex="8pt"/>
    </style:style>
    <style:style style:name="P19" style:family="paragraph" style:parent-style-name="Standard">
      <style:paragraph-properties fo:line-height="100%"/>
      <style:text-properties fo:color="#000000" loext:opacity="100%" style:font-name="Times New Roman" fo:font-size="12pt" fo:font-weight="normal" officeooo:paragraph-rsid="001a9947" fo:background-color="#ffffff" style:font-size-asian="12pt" style:font-size-complex="12pt"/>
    </style:style>
    <style:style style:name="P20" style:family="paragraph" style:parent-style-name="Текст">
      <style:paragraph-properties fo:margin-left="0in" fo:margin-right="0in" fo:text-align="justify" style:justify-single-word="false" fo:text-indent="0.1972in" style:auto-text-indent="false"/>
      <style:text-properties officeooo:paragraph-rsid="001647d2"/>
    </style:style>
    <style:style style:name="T1" style:family="text">
      <style:text-properties fo:color="#000000" loext:opacity="100%" style:font-name="Times New Roman" fo:font-size="12pt" style:text-underline-style="none" fo:font-weight="normal" officeooo:rsid="001647d2" fo:background-color="#ffffff" loext:char-shading-value="0" style:font-size-asian="12pt" style:font-name-complex="Arial Narrow" style:font-size-complex="12pt"/>
    </style:style>
    <style:style style:name="T2" style:family="text">
      <style:text-properties fo:font-weight="normal"/>
    </style:style>
    <style:style style:name="T3" style:family="text">
      <style:text-properties fo:font-weight="normal" officeooo:rsid="00156dec" style:font-weight-asian="normal" style:font-name-complex="Times New Roman1" style:font-weight-complex="normal"/>
    </style:style>
    <style:style style:name="T4" style:family="text">
      <style:text-properties fo:font-weight="normal" officeooo:rsid="001647d2" style:font-weight-asian="normal" style:font-name-complex="Times New Roman1" style:font-weight-complex="normal"/>
    </style:style>
    <style:style style:name="T5" style:family="text">
      <style:text-properties fo:font-weight="normal"/>
    </style:style>
    <style:style style:name="T6" style:family="text">
      <style:text-properties fo:font-weight="normal" officeooo:rsid="001a9947"/>
    </style:style>
    <style:style style:name="T7" style:family="text">
      <style:text-properties style:font-name="Liberation Serif" fo:font-size="12pt" style:text-underline-style="none" fo:font-weight="normal" officeooo:rsid="00148622" style:font-size-asian="12pt" style:font-weight-asian="normal" style:font-name-complex="Arial Narrow" style:font-size-complex="12pt" style:font-weight-complex="normal"/>
    </style:style>
    <style:style style:name="T8" style:family="text">
      <style:text-properties style:font-name="Liberation Serif" fo:font-size="12pt" style:text-underline-style="none" fo:font-weight="bold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Liberation Serif" fo:font-size="12pt" style:text-underline-style="none" fo:font-weight="bold" officeooo:rsid="00148622" style:font-size-asian="12pt" style:font-weight-asian="bold" style:font-name-complex="Times New Roman1" style:font-size-complex="12pt" style:font-weight-complex="bold"/>
    </style:style>
    <style:style style:name="T10" style:family="text">
      <style:text-properties officeooo:rsid="00148622"/>
    </style:style>
    <style:style style:name="T11" style:family="text">
      <style:text-properties fo:font-weight="bold" officeooo:rsid="0014d507" style:font-weight-asian="bold" style:font-weight-complex="bold"/>
    </style:style>
    <style:style style:name="T12" style:family="text">
      <style:text-properties style:font-name="Times New Roman" fo:font-size="12pt" style:font-size-asian="12pt" style:font-name-complex="Arial Narrow" style:font-size-complex="12pt"/>
    </style:style>
    <style:style style:name="T13" style:family="text">
      <style:text-properties style:font-name="Times New Roman" fo:font-size="12pt" officeooo:rsid="00156dec" style:font-size-asian="12pt" style:font-name-complex="Arial Narrow" style:font-size-complex="12pt"/>
    </style:style>
    <style:style style:name="T14" style:family="text">
      <style:text-properties officeooo:rsid="001647d2" style:font-weight-asian="normal" style:font-name-complex="Arial Narrow" style:font-weight-complex="normal"/>
    </style:style>
    <style:style style:name="T15" style:family="text">
      <style:text-properties officeooo:rsid="001647d2"/>
    </style:style>
    <style:style style:name="T16" style:family="text">
      <style:text-properties style:text-underline-style="none" fo:font-weight="normal" officeooo:rsid="001647d2" style:font-weight-asian="bold" style:font-name-complex="Arial Narrow" style:font-weight-complex="bold"/>
    </style:style>
    <style:style style:name="T17" style:family="text">
      <style:text-properties style:text-underline-style="none" officeooo:rsid="001647d2" style:font-weight-asian="bold" style:font-name-complex="Arial Narrow" style:font-weight-complex="bold"/>
    </style:style>
    <style:style style:name="T18" style:family="text">
      <style:text-properties style:text-underline-style="none" fo:font-weight="bold" officeooo:rsid="0014d507" style:font-weight-asian="bold" style:font-name-complex="Arial Narrow" style:font-weight-complex="bold"/>
    </style:style>
    <style:style style:name="T19" style:family="text">
      <style:text-properties style:text-underline-style="none" officeooo:rsid="001647d2" style:font-weight-asian="normal" style:font-name-complex="Arial Narrow" style:font-weight-complex="normal"/>
    </style:style>
    <style:style style:name="T20" style:family="text">
      <style:text-properties style:font-name="Times New Roman" fo:font-size="12pt" style:text-underline-style="none" fo:font-weight="normal" style:font-size-asian="12pt" style:font-weight-asian="normal" style:font-name-complex="Arial Narrow" style:font-size-complex="12pt" style:font-weight-complex="normal"/>
    </style:style>
    <style:style style:name="T21" style:family="text">
      <style:text-properties officeooo:rsid="0017f433"/>
    </style:style>
    <style:style style:name="T22" style:family="text">
      <style:text-properties officeooo:rsid="00197894"/>
    </style:style>
    <style:style style:name="T23" style:family="text">
      <style:text-properties officeooo:rsid="001a99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“Брестский Государственный технический университет”</text:p>
      <text:p text:style-name="P1">Кафедра ИИТ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5">Лабораторная работа №<text:span text:style-name="T15">3</text:span></text:p>
      <text:p text:style-name="P2">По дисциплине “<text:span text:style-name="T7">Проектирование программного обеспечения интеллектуальных систем</text:span>”</text:p>
      <text:p text:style-name="P10">Тема: “<text:span text:style-name="T20">Ссылочный тип. Инициализация классов, конструкторы и деструкторы</text:span>”</text:p>
      <text:p text:style-name="P3"/>
      <text:p text:style-name="P3"/>
      <text:p text:style-name="P3"/>
      <text:p text:style-name="P3"/>
      <text:p text:style-name="P3"/>
      <text:p text:style-name="P6">Выполнил:</text:p>
      <text:p text:style-name="P3">Студент 2 курса</text:p>
      <text:p text:style-name="P3">Группы ИИ-21</text:p>
      <text:p text:style-name="P3">Кирилович А. А.</text:p>
      <text:p text:style-name="P6">Проверил:</text:p>
      <text:p text:style-name="P3"><text:span text:style-name="T10">Монтик</text:span> <text:span text:style-name="T10">Н</text:span>. <text:span text:style-name="T10">С</text:span>.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Брест 2022</text:p>
      <text:p text:style-name="P20"><text:soft-page-break/><text:span text:style-name="T8">Ц</text:span><text:span text:style-name="T9">ель работы: </text:span><text:span text:style-name="T12">Изуч</text:span><text:span text:style-name="T13">ить</text:span><text:span text:style-name="T12"> </text:span><text:span text:style-name="T1">использование ссылочного типа в пользовательских классах, запрограммировать классы с использованием конструкторов (по умолчанию, с параметрами, конструктор копирования) и деструкторов.</text:span></text:p>
      <text:p text:style-name="P7">Ход работы: <text:span text:style-name="T3">Разработать три пользовательских класса </text:span><text:span text:style-name="T4">в соответствии с целью</text:span><text:span text:style-name="T3">.</text:span></text:p>
      <text:p text:style-name="P8"/>
      <text:p text:style-name="P12">#include &lt;iostream&gt;</text:p>
      <text:p text:style-name="P13">#include &lt;string&gt;</text:p>
      <text:p text:style-name="P16"/>
      <text:p text:style-name="P13">class LAB {</text:p>
      <text:p text:style-name="P13">private:</text:p>
      <text:p text:style-name="P13"><text:tab/>std::string name_;</text:p>
      <text:p text:style-name="P13"><text:tab/>int number_;</text:p>
      <text:p text:style-name="P13"><text:tab/>int mark_;</text:p>
      <text:p text:style-name="P13"><text:tab/>std::string &amp;name = name_;</text:p>
      <text:p text:style-name="P13"><text:tab/>int &amp;number = number_;</text:p>
      <text:p text:style-name="P13"><text:tab/>int &amp;mark = mark_;</text:p>
      <text:p text:style-name="P13">public:</text:p>
      <text:p text:style-name="P13"><text:tab/>LAB() {</text:p>
      <text:p text:style-name="P13"><text:tab/><text:tab/>name = "Kirilovich";</text:p>
      <text:p text:style-name="P13"><text:tab/><text:tab/>number = 1;</text:p>
      <text:p text:style-name="P13"><text:tab/><text:tab/>mark = 4;</text:p>
      <text:p text:style-name="P13"><text:tab/>}</text:p>
      <text:p text:style-name="P13"><text:tab/>LAB(std::string &amp;name, int &amp;number, int &amp;mark) {</text:p>
      <text:p text:style-name="P13"><text:tab/><text:tab/>this-&gt;name = name;</text:p>
      <text:p text:style-name="P13"><text:tab/><text:tab/>this-&gt;number = number;</text:p>
      <text:p text:style-name="P13"><text:tab/><text:tab/>this-&gt;mark = mark;</text:p>
      <text:p text:style-name="P13"><text:tab/>}</text:p>
      <text:p text:style-name="P13"><text:tab/>LAB(const LAB &amp;lab) {</text:p>
      <text:p text:style-name="P13"><text:tab/><text:tab/>this-&gt;name = lab.name;</text:p>
      <text:p text:style-name="P13"><text:tab/><text:tab/>this-&gt;number = lab.number;</text:p>
      <text:p text:style-name="P13"><text:tab/><text:tab/>this-&gt;mark = lab.mark;</text:p>
      <text:p text:style-name="P13"><text:tab/>}</text:p>
      <text:p text:style-name="P13"><text:tab/>~LAB() {</text:p>
      <text:p text:style-name="P13"><text:tab/><text:tab/><text:span text:style-name="T22">std::cout &lt;&lt; “Destructor” &lt;&lt; std::endl;</text:span></text:p>
      <text:p text:style-name="P13"><text:tab/>}</text:p>
      <text:p text:style-name="P13"><text:tab/>void set_object(std::string &amp;name, int &amp;number, int &amp;mark) {</text:p>
      <text:p text:style-name="P13"><text:tab/><text:tab/>this-&gt;name = name;</text:p>
      <text:p text:style-name="P13"><text:tab/><text:tab/>this-&gt;number = number;</text:p>
      <text:p text:style-name="P13"><text:tab/><text:tab/>this-&gt;mark = mark;</text:p>
      <text:p text:style-name="P13"><text:tab/>}</text:p>
      <text:p text:style-name="P13"><text:tab/>std::string get_name() {</text:p>
      <text:p text:style-name="P13"><text:tab/><text:tab/>return name;</text:p>
      <text:p text:style-name="P13"><text:tab/>}</text:p>
      <text:p text:style-name="P13"><text:tab/>int&amp; get_number() {</text:p>
      <text:p text:style-name="P13"><text:tab/><text:tab/>return number;</text:p>
      <text:p text:style-name="P13"><text:tab/>}</text:p>
      <text:p text:style-name="P13"><text:tab/>int&amp; get_mark() {</text:p>
      <text:p text:style-name="P13"><text:tab/><text:tab/>return mark;</text:p>
      <text:p text:style-name="P13"><text:tab/>}</text:p>
      <text:p text:style-name="P13"><text:tab/>void print() {</text:p>
      <text:p text:style-name="P13"><text:tab/><text:tab/>std::cout &lt;&lt; "Name: " &lt;&lt; name &lt;&lt; std::endl;</text:p>
      <text:p text:style-name="P13"><text:tab/><text:tab/>std::cout &lt;&lt; "Number: " &lt;&lt; number &lt;&lt; std::endl;</text:p>
      <text:p text:style-name="P13"><text:tab/><text:tab/>std::cout &lt;&lt; "Mark: " &lt;&lt; mark &lt;&lt; std::endl;</text:p>
      <text:p text:style-name="P13"><text:tab/>}</text:p>
      <text:p text:style-name="P13"><text:tab/>LAB operator=(const LAB &amp;lab) {</text:p>
      <text:p text:style-name="P13"><text:tab/><text:tab/>this-&gt;name = lab.name;</text:p>
      <text:p text:style-name="P13"><text:tab/><text:tab/>this-&gt;number = lab.number;</text:p>
      <text:p text:style-name="P13"><text:tab/><text:tab/>this-&gt;mark = lab.mark;</text:p>
      <text:p text:style-name="P13"><text:tab/><text:tab/>return *this;</text:p>
      <text:p text:style-name="P13"><text:tab/>}</text:p>
      <text:p text:style-name="P13">};</text:p>
      <text:p text:style-name="P16"/>
      <text:p text:style-name="P13">class Students_LAB {</text:p>
      <text:p text:style-name="P13">private:</text:p>
      <text:p text:style-name="P13"><text:tab/>LAB *lab;</text:p>
      <text:p text:style-name="P13"><text:tab/>int size_;</text:p>
      <text:p text:style-name="P13"><text:tab/>int &amp;size = size_;</text:p>
      <text:p text:style-name="P13">public:</text:p>
      <text:p text:style-name="P13"><text:tab/>Students_LAB() {</text:p>
      <text:p text:style-name="P13"><text:tab/><text:tab/>size = 1;</text:p>
      <text:p text:style-name="P13"><text:tab/><text:tab/>lab = new LAB[size];</text:p>
      <text:p text:style-name="P13"><text:tab/>}</text:p>
      <text:p text:style-name="P13"><text:tab/>Students_LAB(int &amp;size, LAB *lab) {</text:p>
      <text:p text:style-name="P13"><text:tab/><text:tab/>this-&gt;size = size;</text:p>
      <text:p text:style-name="P13"><text:tab/><text:tab/>this-&gt;lab = new LAB[size];</text:p>
      <text:p text:style-name="P13"><text:soft-page-break/><text:tab/><text:tab/>for (int i = 0; i &lt; size; i++) {</text:p>
      <text:p text:style-name="P13"><text:tab/><text:tab/><text:tab/>this-&gt;lab[i] = lab[i];</text:p>
      <text:p text:style-name="P13"><text:tab/><text:tab/>}</text:p>
      <text:p text:style-name="P13"><text:tab/>}</text:p>
      <text:p text:style-name="P13"><text:tab/>Students_LAB(const Students_LAB &amp;students_lab) {</text:p>
      <text:p text:style-name="P13"><text:tab/><text:tab/>this-&gt;size = students_lab.size;</text:p>
      <text:p text:style-name="P13"><text:tab/><text:tab/>this-&gt;lab = new LAB[size];</text:p>
      <text:p text:style-name="P13"><text:tab/><text:tab/>for (int i = 0; i &lt; size; i++) {</text:p>
      <text:p text:style-name="P13"><text:tab/><text:tab/><text:tab/>this-&gt;lab[i] = students_lab.lab[i];</text:p>
      <text:p text:style-name="P13"><text:tab/><text:tab/>}</text:p>
      <text:p text:style-name="P13"><text:tab/>}</text:p>
      <text:p text:style-name="P13"><text:tab/>~Students_LAB() {</text:p>
      <text:p text:style-name="P13"><text:tab/><text:tab/>delete[] lab;</text:p>
      <text:p text:style-name="P13"><text:tab/>}</text:p>
      <text:p text:style-name="P13"><text:tab/>void set_object(int &amp;size, LAB *lab) {</text:p>
      <text:p text:style-name="P13"><text:tab/><text:tab/>this-&gt;size = size;</text:p>
      <text:p text:style-name="P13"><text:tab/><text:tab/>this-&gt;lab = new LAB[size];</text:p>
      <text:p text:style-name="P13"><text:tab/><text:tab/>for (int i = 0; i &lt; size; i++) {</text:p>
      <text:p text:style-name="P13"><text:tab/><text:tab/><text:tab/>this-&gt;lab[i] = lab[i];</text:p>
      <text:p text:style-name="P13"><text:tab/><text:tab/>}</text:p>
      <text:p text:style-name="P13"><text:tab/>}</text:p>
      <text:p text:style-name="P13"><text:tab/>int&amp; get_size() {</text:p>
      <text:p text:style-name="P13"><text:tab/><text:tab/>return size;</text:p>
      <text:p text:style-name="P13"><text:tab/>}</text:p>
      <text:p text:style-name="P13"><text:tab/>LAB&amp; get_lab(int <text:span text:style-name="T21">i</text:span>) {</text:p>
      <text:p text:style-name="P13"><text:tab/><text:tab/>return lab[i];</text:p>
      <text:p text:style-name="P13"><text:tab/>}</text:p>
      <text:p text:style-name="P13"><text:tab/>void print() {</text:p>
      <text:p text:style-name="P13"><text:tab/><text:tab/>for (int i = 0; i &lt; size; i++) {</text:p>
      <text:p text:style-name="P13"><text:tab/><text:tab/><text:tab/>lab[i].print();</text:p>
      <text:p text:style-name="P13"><text:tab/><text:tab/>}</text:p>
      <text:p text:style-name="P13"><text:tab/>}</text:p>
      <text:p text:style-name="P13"><text:tab/>Students_LAB operator=(const Students_LAB &amp;students_lab) {</text:p>
      <text:p text:style-name="P13"><text:tab/><text:tab/>this-&gt;size = students_lab.size;</text:p>
      <text:p text:style-name="P13"><text:tab/><text:tab/>this-&gt;lab = new LAB[size];</text:p>
      <text:p text:style-name="P13"><text:tab/><text:tab/>for (int i = 0; i &lt; size; i++) {</text:p>
      <text:p text:style-name="P13"><text:tab/><text:tab/><text:tab/>this-&gt;lab[i] = students_lab.lab[i];</text:p>
      <text:p text:style-name="P13"><text:tab/><text:tab/>}</text:p>
      <text:p text:style-name="P13"><text:tab/><text:tab/>return *this;</text:p>
      <text:p text:style-name="P13"><text:tab/>}</text:p>
      <text:p text:style-name="P16"><text:span text:style-name="T2">};</text:span></text:p>
      <text:p text:style-name="P13">class Group {</text:p>
      <text:p text:style-name="P13">private:</text:p>
      <text:p text:style-name="P13"><text:tab/>int count_;</text:p>
      <text:p text:style-name="P13"><text:tab/>int &amp;count = count_;</text:p>
      <text:p text:style-name="P13"><text:tab/>std::string *students;</text:p>
      <text:p text:style-name="P13">public:</text:p>
      <text:p text:style-name="P13"><text:tab/>Group() {</text:p>
      <text:p text:style-name="P13"><text:tab/><text:tab/>count = 1;</text:p>
      <text:p text:style-name="P13"><text:tab/><text:tab/>students = new std::string[count];</text:p>
      <text:p text:style-name="P13"><text:tab/><text:tab/>students[0] = "Ars";</text:p>
      <text:p text:style-name="P13"><text:tab/>}</text:p>
      <text:p text:style-name="P13"><text:tab/>Group(int &amp;count, std::string *students) {</text:p>
      <text:p text:style-name="P13"><text:tab/><text:tab/>this-&gt;count = count;</text:p>
      <text:p text:style-name="P13"><text:tab/><text:tab/>this-&gt;students = new std::string[count];</text:p>
      <text:p text:style-name="P13"><text:tab/><text:tab/>for (int i = 0; i &lt; count; i++) {</text:p>
      <text:p text:style-name="P13"><text:tab/><text:tab/><text:tab/>this-&gt;students[i] = students[i];</text:p>
      <text:p text:style-name="P13"><text:tab/><text:tab/>}</text:p>
      <text:p text:style-name="P13"><text:tab/>}</text:p>
      <text:p text:style-name="P13"><text:tab/>Group(const Group &amp;group) {</text:p>
      <text:p text:style-name="P13"><text:tab/><text:tab/>this-&gt;count = group.count;</text:p>
      <text:p text:style-name="P13"><text:tab/><text:tab/>this-&gt;students = new std::string[count];</text:p>
      <text:p text:style-name="P13"><text:tab/><text:tab/>for (int i = 0; i &lt; count; i++) {</text:p>
      <text:p text:style-name="P13"><text:tab/><text:tab/><text:tab/>this-&gt;students[i] = group.students[i];</text:p>
      <text:p text:style-name="P13"><text:tab/><text:tab/>}</text:p>
      <text:p text:style-name="P13"><text:tab/>}</text:p>
      <text:p text:style-name="P13"><text:tab/>~Group() {</text:p>
      <text:p text:style-name="P13"><text:tab/><text:tab/>delete[] students;</text:p>
      <text:p text:style-name="P13"><text:tab/>}</text:p>
      <text:p text:style-name="P13"><text:tab/>void set_object(int &amp;count, std::string *students) {</text:p>
      <text:p text:style-name="P13"><text:tab/><text:tab/>this-&gt;count = count;</text:p>
      <text:p text:style-name="P13"><text:tab/><text:tab/>this-&gt;students = new std::string[count];</text:p>
      <text:p text:style-name="P13"><text:tab/><text:tab/>for (int i = 0; i &lt; count; i++) {</text:p>
      <text:p text:style-name="P13"><text:tab/><text:tab/><text:tab/>this-&gt;students[i] = students[i];</text:p>
      <text:p text:style-name="P13"><text:tab/><text:tab/>}</text:p>
      <text:p text:style-name="P13"><text:tab/>}</text:p>
      <text:p text:style-name="P13"><text:tab/>int&amp; get_count() {</text:p>
      <text:p text:style-name="P13"><text:soft-page-break/><text:tab/><text:tab/>return count;</text:p>
      <text:p text:style-name="P13"><text:tab/>}</text:p>
      <text:p text:style-name="P13"><text:tab/>std::string&amp; get_student(int <text:span text:style-name="T21">i</text:span>) {</text:p>
      <text:p text:style-name="P13"><text:tab/><text:tab/>return students[i];</text:p>
      <text:p text:style-name="P13"><text:tab/>}</text:p>
      <text:p text:style-name="P13"><text:tab/>void print() {</text:p>
      <text:p text:style-name="P13"><text:tab/><text:tab/>for (int i = 0; i &lt; count; i++) {</text:p>
      <text:p text:style-name="P13"><text:tab/><text:tab/><text:tab/>std::cout &lt;&lt; students[i] &lt;&lt; std::endl;</text:p>
      <text:p text:style-name="P13"><text:tab/><text:tab/>}</text:p>
      <text:p text:style-name="P13"><text:tab/>}</text:p>
      <text:p text:style-name="P13"><text:tab/>Group operator=(const Group &amp;group) {</text:p>
      <text:p text:style-name="P13"><text:tab/><text:tab/>this-&gt;count = group.count;</text:p>
      <text:p text:style-name="P13"><text:tab/><text:tab/>this-&gt;students = new std::string[count];</text:p>
      <text:p text:style-name="P13"><text:tab/><text:tab/>for (int i = 0; i &lt; count; i++) {</text:p>
      <text:p text:style-name="P13"><text:tab/><text:tab/><text:tab/>this-&gt;students[i] = group.students[i];</text:p>
      <text:p text:style-name="P13"><text:tab/><text:tab/>}</text:p>
      <text:p text:style-name="P13"><text:tab/><text:tab/>return *this;</text:p>
      <text:p text:style-name="P13"><text:tab/>}</text:p>
      <text:p text:style-name="P13">};</text:p>
      <text:p text:style-name="P13">int main() {</text:p>
      <text:p text:style-name="P14"><text:tab/>std::string name = "Ivanov";<text:tab/><text:tab/><text:tab/><text:tab/>std::string students[2] = {"Petrov", "Sidorov"};</text:p>
      <text:p text:style-name="P14"><text:tab/>int number = 2;<text:tab/><text:tab/><text:tab/><text:tab/><text:tab/>Group group2(count, students);</text:p>
      <text:p text:style-name="P14"><text:tab/>int mark = 5;<text:tab/><text:tab/><text:tab/><text:tab/><text:tab/><text:tab/>group2.print();</text:p>
      <text:p text:style-name="P14"><text:tab/>LAB lab1;<text:tab/><text:tab/><text:tab/><text:tab/><text:tab/><text:tab/>std::cout &lt;&lt; std::endl;</text:p>
      <text:p text:style-name="P14"><text:tab/>lab1.print();<text:tab/><text:tab/><text:tab/><text:tab/><text:tab/><text:tab/>Group group3(group2);</text:p>
      <text:p text:style-name="P14"><text:tab/>std::cout &lt;&lt; std::endl;<text:tab/><text:tab/><text:tab/><text:tab/>group3.print();</text:p>
      <text:p text:style-name="P14"><text:tab/>LAB lab2(name, number, mark);<text:tab/><text:tab/><text:tab/><text:tab/>std::cout &lt;&lt; std::endl;</text:p>
      <text:p text:style-name="P14"><text:tab/>lab2.print();<text:tab/><text:tab/><text:tab/><text:tab/><text:tab/><text:tab/>group3.set_object(count, students);</text:p>
      <text:p text:style-name="P14"><text:tab/>std::cout &lt;&lt; std::endl;<text:tab/><text:tab/><text:tab/><text:tab/>group3.print();</text:p>
      <text:p text:style-name="P14"><text:tab/>LAB lab3(lab2);<text:tab/><text:tab/><text:tab/><text:tab/><text:tab/>std::cout &lt;&lt; std::endl;</text:p>
      <text:p text:style-name="P14"><text:tab/>lab3.print();<text:tab/><text:tab/><text:tab/><text:tab/><text:tab/><text:tab/>std::cout &lt;&lt; group3.get_count() &lt;&lt; std::endl;</text:p>
      <text:p text:style-name="P14"><text:tab/>std::cout &lt;&lt; std::endl;<text:tab/><text:tab/><text:tab/><text:tab/>std::cout &lt;&lt; group3.get_student(0) &lt;&lt; std::endl;</text:p>
      <text:p text:style-name="P14"><text:tab/>lab3.set_object(name, number, mark);<text:tab/><text:tab/><text:tab/>std::cout &lt;&lt; std::endl;</text:p>
      <text:p text:style-name="P14"><text:tab/>lab3.print();<text:tab/><text:tab/><text:tab/><text:tab/><text:tab/><text:tab/>group3 = group2;</text:p>
      <text:p text:style-name="P14"><text:tab/>std::cout &lt;&lt; std::endl;<text:tab/><text:tab/><text:tab/><text:tab/>group3.print();</text:p>
      <text:p text:style-name="P14"><text:tab/>lab3 = lab2;<text:tab/><text:tab/><text:tab/><text:tab/><text:tab/><text:tab/>std::cout &lt;&lt; std::endl;</text:p>
      <text:p text:style-name="P13"><text:tab/>lab3.print();</text:p>
      <text:p text:style-name="P14"><text:tab/>std::cout &lt;&lt; std::endl;<text:tab/><text:tab/><text:tab/><text:tab/>}</text:p>
      <text:p text:style-name="P13"><text:tab/>std::cout &lt;&lt; lab3.get_name() &lt;&lt; std::endl;</text:p>
      <text:p text:style-name="P13"><text:tab/>std::cout &lt;&lt; lab3.get_number() &lt;&lt; std::endl;</text:p>
      <text:p text:style-name="P14"><text:tab/>std::cout &lt;&lt; lab3.get_mark() &lt;&lt; std::endl;</text:p>
      <text:p text:style-name="P14"><text:tab/>std::cout &lt;&lt; std::endl;</text:p>
      <text:p text:style-name="P17"><text:span text:style-name="T2"><text:tab/></text:span><text:span text:style-name="T6">lab3.edit_ref(10);</text:span></text:p>
      <text:p text:style-name="P13"><text:tab/>int size = 2;</text:p>
      <text:p text:style-name="P13"><text:tab/>LAB *lab = new LAB[size];</text:p>
      <text:p text:style-name="P13"><text:tab/>lab[0] = lab1;</text:p>
      <text:p text:style-name="P13"><text:tab/>lab[1] = lab2;</text:p>
      <text:p text:style-name="P15"><text:tab/>Students_LAB students_lab1;<text:tab/><text:tab/><text:tab/><text:tab/></text:p>
      <text:p text:style-name="P15"><text:tab/>students_lab1.print();<text:tab/><text:tab/><text:tab/><text:tab/><text:tab/></text:p>
      <text:p text:style-name="P13"><text:tab/>std::cout &lt;&lt; std::endl;</text:p>
      <text:p text:style-name="P15"><text:tab/>Students_LAB students_lab2(size, lab);<text:tab/><text:tab/></text:p>
      <text:p text:style-name="P15"><text:tab/>students_lab2.print();<text:tab/><text:tab/><text:tab/><text:tab/><text:tab/><text:span text:style-name="T17"> </text:span></text:p>
      <text:p text:style-name="P15"><text:tab/>std::cout &lt;&lt; std::endl;<text:tab/><text:tab/><text:tab/><text:tab/></text:p>
      <text:p text:style-name="P13"><text:tab/>Students_LAB students_lab3(students_lab2);</text:p>
      <text:p text:style-name="P13"><text:tab/>students_lab3.print();</text:p>
      <text:p text:style-name="P13"><text:tab/>std::cout &lt;&lt; std::endl;</text:p>
      <text:p text:style-name="P13"><text:tab/>students_lab3.set_object(size, lab);</text:p>
      <text:p text:style-name="P13"><text:tab/>students_lab3.print();</text:p>
      <text:p text:style-name="P13"><text:tab/>std::cout &lt;&lt; std::endl;</text:p>
      <text:p text:style-name="P13"><text:tab/>students_lab3 = students_lab2;</text:p>
      <text:p text:style-name="P13"><text:tab/>students_lab3.print();</text:p>
      <text:p text:style-name="P13"><text:tab/>std::cout &lt;&lt; std::endl;</text:p>
      <text:p text:style-name="P13"><text:tab/>std::cout &lt;&lt; students_lab3.get_size() &lt;&lt; std::endl;</text:p>
      <text:p text:style-name="P13"><text:tab/>students_lab3.get_lab(0).print();</text:p>
      <text:p text:style-name="P13"><text:tab/>students_lab3.get_lab(1).print();</text:p>
      <text:p text:style-name="P13"><text:tab/>std::cout &lt;&lt; std::endl;</text:p>
      <text:p text:style-name="P13"><text:tab/>delete[] lab;</text:p>
      <text:p text:style-name="P13"><text:tab/>Group group1;</text:p>
      <text:p text:style-name="P13"><text:tab/>group1.print();</text:p>
      <text:p text:style-name="P13"><text:tab/>std::cout &lt;&lt; std::endl;</text:p>
      <text:p text:style-name="P18"><text:span text:style-name="T5"><text:tab/>int count = 2;</text:span><text:span text:style-name="T16"> </text:span></text:p>
      <text:p text:style-name="P19"><text:span text:style-name="T18">Вывод: </text:span><text:span text:style-name="T19">изучил </text:span><text:span text:style-name="T17">использование ссылочного типав пользовательских классах, запрограммировал(по умолчанию, с параметрами,классы с использованием конструкторовконструктор копирования) и деструкторов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Droid Sans Mono" svg:font-family="'Droid Sans Mono', monospace, monospace"/>
    <style:font-face style:name="Inconsolata" svg:font-family="Inconsolat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13:23:15.579841008</meta:creation-date>
    <dc:date>2022-10-14T14:47:35.824980568</dc:date>
    <meta:editing-duration>PT43M41S</meta:editing-duration>
    <meta:editing-cycles>5</meta:editing-cycles>
    <meta:generator>LibreOffice/7.3.6.2$Linux_X86_64 LibreOffice_project/30$Build-2</meta:generator>
    <meta:document-statistic meta:table-count="0" meta:image-count="0" meta:object-count="0" meta:page-count="4" meta:paragraph-count="233" meta:word-count="779" meta:character-count="5806" meta:non-whitespace-character-count="4879"/>
  </office:meta>
</office:document-meta>
</file>